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068cm" fo:min-width="14.486cm"/>
    </style:style>
    <style:style style:name="gr2" style:family="graphic" style:parent-style-name="standard">
      <style:graphic-properties draw:textarea-horizontal-align="justify" draw:textarea-vertical-align="middle" draw:auto-grow-height="false" fo:min-height="3.052cm" fo:min-width="10.16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4.986cm" svg:height="4.318cm" svg:x="7.112cm" svg:y="1.016cm">
          <text:p text:style-name="P1">elisa_courante_do<text:line-break/></text:p>
          <text:p text:style-name="P1">Do file to merge bdd central, pays, normalisation</text:p>
          <text:p text:style-name="P1"><text:s/>simplification and classification hamburg. </text:p>
          <text:p text:style-name="P1">Keep only export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.668cm" svg:height="3.302cm" svg:x="1.048cm" svg:y="7.62cm">
          <text:p text:style-name="P1">Hamburg1: analysis on the </text:p>
          <text:p text:style-name="P1">Aggregate exports <text:line-break/></text:p>
          <text:p text:style-name="P1">Hamburg2: analysis by product<text:line-break/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8.89cm" svg:y1="5.334cm" svg:x2="6.604cm" svg:y2="7.366cm">
          <text:p/>
        </draw:line>
        <draw:custom-shape draw:style-name="gr2" draw:text-style-name="P1" draw:layer="layout" svg:width="10.668cm" svg:height="3.302cm" svg:x="16.37cm" svg:y="7.586cm">
          <text:p text:style-name="P1">Allcountry1: analysis on the </text:p>
          <text:p text:style-name="P1">Aggregate of all countries</text:p>
          <text:p text:style-name="P1"/>
          <text:p text:style-name="P1">Allcountry2: analysis by product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0.32cm" svg:y1="5.334cm" svg:x2="22.352cm" svg:y2="7.366cm">
          <text:p/>
        </draw:lin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0T17:41:35.161497000</meta:creation-date>
    <dc:date>2016-06-09T13:32:16.831980000</dc:date>
    <meta:editing-duration>PT9M17S</meta:editing-duration>
    <meta:editing-cycles>4</meta:editing-cycles>
    <meta:generator>LibreOffice/5.0.4.2$MacOSX_X86_64 LibreOffice_project/2b9802c1994aa0b7dc6079e128979269cf95bc78</meta:generator>
    <meta:document-statistic meta:object-count="28"/>
  </office:meta>
</office:document-meta>
</file>